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4月12日至110年4月18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28" calcext:value-type="float" table:number-columns-spanned="2" table:number-rows-spanned="1">
            <text:p><text:s/>28 </text:p>
          </table:table-cell>
          <table:covered-table-cell table:style-name="ce49"/>
          <table:table-cell table:style-name="ce8" office:value-type="float" office:value="51" calcext:value-type="float" table:number-columns-spanned="2" table:number-rows-spanned="1">
            <text:p><text:s/>51 </text:p>
          </table:table-cell>
          <table:covered-table-cell table:style-name="ce49"/>
          <table:table-cell table:style-name="ce8" office:value-type="float" office:value="899" calcext:value-type="float" table:number-columns-spanned="2" table:number-rows-spanned="1">
            <text:p><text:s/>899 </text:p>
          </table:table-cell>
          <table:covered-table-cell table:style-name="ce49"/>
          <table:table-cell table:style-name="ce8" office:value-type="float" office:value="88" calcext:value-type="float" table:number-columns-spanned="2" table:number-rows-spanned="1">
            <text:p><text:s/>88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2" calcext:value-type="float" table:number-columns-spanned="2" table:number-rows-spanned="1">
            <text:p><text:s/>22 </text:p>
          </table:table-cell>
          <table:covered-table-cell table:style-name="ce49"/>
          <table:table-cell table:style-name="ce8" office:value-type="float" office:value="58" calcext:value-type="float" table:number-columns-spanned="2" table:number-rows-spanned="1">
            <text:p><text:s/>58 </text:p>
          </table:table-cell>
          <table:covered-table-cell table:style-name="ce49"/>
          <table:table-cell table:style-name="ce8" office:value-type="float" office:value="899" calcext:value-type="float" table:number-columns-spanned="2" table:number-rows-spanned="1">
            <text:p><text:s/>899 </text:p>
          </table:table-cell>
          <table:covered-table-cell table:style-name="ce49"/>
          <table:table-cell table:style-name="ce8" office:value-type="float" office:value="102" calcext:value-type="float" table:number-columns-spanned="2" table:number-rows-spanned="1">
            <text:p><text:s/>10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25" calcext:value-type="float">
            <text:p>125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75" calcext:value-type="float" table:number-columns-spanned="2" table:number-rows-spanned="1">
            <text:p>75.00 </text:p>
          </table:table-cell>
          <table:covered-table-cell table:style-name="ce21"/>
          <table:table-cell table:style-name="ce20" office:value-type="float" office:value="78.57" calcext:value-type="float" table:number-columns-spanned="2" table:number-rows-spanned="1">
            <text:p>78.57 </text:p>
          </table:table-cell>
          <table:covered-table-cell table:style-name="ce21"/>
          <table:table-cell table:style-name="ce20" office:value-type="float" office:value="113.73" calcext:value-type="float" table:number-columns-spanned="2" table:number-rows-spanned="1">
            <text:p>113.73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5.91" calcext:value-type="float" table:number-columns-spanned="2" table:number-rows-spanned="1">
            <text:p>115.91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4 月 19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00/00/00</text:date>, <text:time style:data-style-name="N2" text:time-value="12:58:19.42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4-21T12:59:08.383000000</dc:date>
    <meta:editing-duration>PT7H20M39S</meta:editing-duration>
    <meta:editing-cycles>242</meta:editing-cycles>
    <meta:document-statistic meta:table-count="1" meta:cell-count="39" meta:object-count="0"/>
  </office:meta>
</office:document-meta>
</file>